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start" style:justify-single-word="false"/>
      <style:text-properties officeooo:rsid="00083c0d" officeooo:paragraph-rsid="000e96f1"/>
    </style:style>
    <style:style style:name="P3" style:family="paragraph" style:parent-style-name="Standard">
      <style:text-properties officeooo:rsid="0009c849" officeooo:paragraph-rsid="00083c0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6f305" officeooo:paragraph-rsid="0016f30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25bc7a" officeooo:paragraph-rsid="0025bc7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19c4e3" officeooo:paragraph-rsid="0019c4e3" style:font-weight-asian="bold" style:font-weight-complex="bold"/>
    </style:style>
    <style:style style:name="P14" style:family="paragraph" style:parent-style-name="Standard">
      <style:text-properties officeooo:paragraph-rsid="000e9780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083c0d"/>
    </style:style>
    <style:style style:name="P18" style:family="paragraph" style:parent-style-name="Standard">
      <style:text-properties style:text-underline-style="solid" style:text-underline-width="auto" style:text-underline-color="font-color" officeooo:rsid="000bb754" officeooo:paragraph-rsid="000bb754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25bc7a" officeooo:paragraph-rsid="0025bc7a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underline-style="none" fo:font-weight="normal" officeooo:rsid="0016f305" officeooo:paragraph-rsid="0016f30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ef17b" officeooo:paragraph-rsid="002ef17b" style:font-weight-asian="bold" style:font-weight-complex="bold"/>
    </style:style>
    <style:style style:name="P24" style:family="paragraph" style:parent-style-name="Standard">
      <style:text-properties style:text-line-through-style="none" style:text-line-through-type="none" style:text-underline-style="none" officeooo:rsid="00083c0d" officeooo:paragraph-rsid="00083c0d"/>
    </style:style>
    <style:style style:name="P25" style:family="paragraph" style:parent-style-name="Standard">
      <style:text-properties fo:color="#c9211e" style:text-line-through-style="solid" style:text-line-through-type="single" style:text-underline-style="none" fo:font-weight="bold" officeooo:rsid="0009c849" officeooo:paragraph-rsid="00083c0d" style:font-weight-asian="bold" style:font-weight-complex="bold"/>
    </style:style>
    <style:style style:name="T1" style:family="text">
      <style:text-properties officeooo:rsid="00083c0d"/>
    </style:style>
    <style:style style:name="T2" style:family="text">
      <style:text-properties officeooo:rsid="0009c849"/>
    </style:style>
    <style:style style:name="T3" style:family="text">
      <style:text-properties officeooo:rsid="000bb7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74ab" style:font-weight-asian="bold" style:font-weight-complex="bold"/>
    </style:style>
    <style:style style:name="T6" style:family="text">
      <style:text-properties fo:font-weight="bold" officeooo:rsid="0025e156" style:font-weight-asian="bold" style:font-weight-complex="bold"/>
    </style:style>
    <style:style style:name="T7" style:family="text">
      <style:text-properties fo:color="#c9211e" fo:font-weight="bold" officeooo:rsid="001474ab" style:font-weight-asian="bold" style:font-weight-complex="bold"/>
    </style:style>
    <style:style style:name="T8" style:family="text">
      <style:text-properties fo:color="#c9211e" fo:font-weight="bold" officeooo:rsid="00151702" style:font-weight-asian="bold" style:font-weight-complex="bold"/>
    </style:style>
    <style:style style:name="T9" style:family="text">
      <style:text-properties fo:color="#c9211e" fo:font-weight="bold" officeooo:rsid="0016f305" style:font-weight-asian="bold" style:font-weight-complex="bold"/>
    </style:style>
    <style:style style:name="T10" style:family="text">
      <style:text-properties fo:color="#c9211e" fo:font-weight="bold" officeooo:rsid="00294496" style:font-weight-asian="bold" style:font-weight-complex="bold"/>
    </style:style>
    <style:style style:name="T11" style:family="text">
      <style:text-properties officeooo:rsid="00151702"/>
    </style:style>
    <style:style style:name="T12" style:family="text">
      <style:text-properties officeooo:rsid="0019c4e3"/>
    </style:style>
    <style:style style:name="T13" style:family="text">
      <style:text-properties officeooo:rsid="00217471"/>
    </style:style>
    <style:style style:name="T14" style:family="text">
      <style:text-properties officeooo:rsid="00243fcc"/>
    </style:style>
    <style:style style:name="T15" style:family="text">
      <style:text-properties officeooo:rsid="0025bc7a"/>
    </style:style>
    <style:style style:name="T16" style:family="text">
      <style:text-properties officeooo:rsid="0025e156"/>
    </style:style>
    <style:style style:name="T17" style:family="text">
      <style:text-properties officeooo:rsid="002abbaf"/>
    </style:style>
    <style:style style:name="T18" style:family="text">
      <style:text-properties officeooo:rsid="002da5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I Powered Job Platform</text:p>
      <text:p text:style-name="P15"/>
      <text:p text:style-name="P15"/>
      <text:p text:style-name="P16">Let jobs find you!</text:p>
      <text:p text:style-name="P16"/>
      <text:p text:style-name="P4"/>
      <text:p text:style-name="P5">Features:</text:p>
      <text:p text:style-name="P5"/>
      <text:p text:style-name="P10">main: AI-<text:span text:style-name="T11">powered </text:span><text:s/>job search <text:span text:style-name="T11">engine, </text:span><text:span text:style-name="T14">cover letter generator, resume evaluator, and mock interviewer</text:span></text:p>
      <text:p text:style-name="P11"/>
      <text:p text:style-name="P6">Tools:</text:p>
      <text:p text:style-name="P6"/>
      <text:p text:style-name="P11"><text:span text:style-name="T14">mainly </text:span>LangChain <text:span text:style-name="T14">and its plugins and feature</text:span></text:p>
      <text:p text:style-name="P11"/>
      <text:p text:style-name="P11"/>
      <text:p text:style-name="P11"/>
      <text:p text:style-name="P13">Platform “Career Chat”:</text:p>
      <text:p text:style-name="P13"/>
      <text:p text:style-name="P13">All the features, cover letter writer, resume advisor, job search, will be part of the chat-bot.</text:p>
      <text:p text:style-name="P13">For example, the user may ask the bot to generate a cover letter, the cover letter generator should work in the background and the bot would hand it to the user.</text:p>
      <text:p text:style-name="P13">If the user asks to find a job, the job search engine should run in the background and look for a job. </text:p>
      <text:p text:style-name="P23">There will also be a mock interview UI just to help user adapt to the interview environment. </text:p>
      <text:p text:style-name="P11"/>
      <text:p text:style-name="P7">Cover Letter Generator</text:p>
      <text:p text:style-name="P7"/>
      <text:list xml:id="list2322254848" text:style-name="L1">
        <text:list-item>
          <text:p text:style-name="P19">What it is: User uploads his/her resume <text:span text:style-name="T15">and the cover letter generator will output a personalized cover letter. </text:span></text:p>
        </text:list-item>
      </text:list>
      <text:p text:style-name="P11"/>
      <text:p text:style-name="P7">Resume <text:span text:style-name="T12">Advisor</text:span></text:p>
      <text:p text:style-name="P7"/>
      <text:list xml:id="list2750829062" text:style-name="L2">
        <text:list-item>
          <text:p text:style-name="P20">What it is: <text:span text:style-name="T15">Evaluates the user resume for each field and outputs suggested rewrites</text:span></text:p>
        </text:list-item>
      </text:list>
      <text:p text:style-name="P12"/>
      <text:p text:style-name="P9">Mock interviewer:</text:p>
      <text:p text:style-name="P9"/>
      <text:list xml:id="list3415305000" text:style-name="L3">
        <text:list-item>
          <text:p text:style-name="P21">What it is: Agent helps user with mock interview questions which includes both hard skill and soft skill questions</text:p>
        </text:list-item>
      </text:list>
      <text:p text:style-name="P12"/>
      <text:p text:style-name="P8">Job Search Engine</text:p>
      <text:p text:style-name="P8"/>
      <text:list xml:id="list35961799" text:style-name="L4">
        <text:list-item>
          <text:p text:style-name="P22">What it is: a search engine powered by AI for matching people with job they want <text:span text:style-name="T17">and automates the job application process</text:span></text:p>
        </text:list-item>
      </text:list>
      <text:p text:style-name="P2"/>
      <text:p text:style-name="P1"/>
      <text:p text:style-name="P18">Design</text:p>
      <text:p text:style-name="P24"><text:soft-page-break/><text:span text:style-name="T7"/></text:p>
      <text:p text:style-name="P25"/>
      <text:p text:style-name="P17"><text:span text:style-name="T5">Vector Store (</text:span><text:span text:style-name="T6">Redis + Faiss for now</text:span><text:span text:style-name="T5">) </text:span><text:span text:style-name="T1">: </text:span><text:span text:style-name="T16">different knowledge bases that are converted to tools and used by <text:s/>different agents</text:span></text:p>
      <text:p text:style-name="P17"/>
      <text:p text:style-name="P17"/>
      <text:p text:style-name="P1"><text:span text:style-name="T4">ElasticSearch</text:span><text:span text:style-name="T7"> </text:span><text:span text:style-name="T10">+ BabyAGI or AutoGPT</text:span>: stores all job info <text:span text:style-name="T2">(constant update and retrieval of current job listings</text:span><text:span text:style-name="T3">) </text:span><text:span text:style-name="T18">and automatically upon user approval applies for the selected open positions</text:span></text:p>
      <text:p text:style-name="P1"/>
      <text:p text:style-name="P14"/>
      <text:p text:style-name="P14"/>
      <text:p text:style-name="P14"/>
      <text:p text:style-name="P1"/>
      <text:p text:style-name="P1"/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08-28T17:04:06.288319244</dc:date>
    <meta:editing-duration>PT1H11M5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256" meta:character-count="1496" meta:non-whitespace-character-count="1261"/>
  </office:meta>
</office:document-meta>
</file>